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1">Si no s'indica una altra cosa, el format d'enntrega de tasques és en document PDF.</text:p>
      <text:p text:style-name="P2"/>
      <text:p text:style-name="P12">Cad<text:span text:style-name="T9">a</text:span> dia de retrad en l'entrega resta 0,5 punts de la nota.</text:p>
      <text:p text:style-name="P12"/>
      <text:p text:style-name="P4">Tasca 1:</text:p>
      <text:p text:style-name="P13">Enviar un corrreu electrònic a <text:a xlink:type="simple" xlink:href="mailto:pposada@cifpnauticopesquera.es">pposada@cifpnauticopesquera.es</text:a>, indicant:</text:p>
      <text:p text:style-name="P13"/>
      <text:list xml:id="list7115248834330103820" text:style-name="L1">
        <text:list-item>
          <text:p text:style-name="P27">Nom </text:p>
        </text:list-item>
        <text:list-item>
          <text:p text:style-name="P27">Sistema operatiu del PC utilitzat a casa</text:p>
        </text:list-item>
      </text:list>
      <text:p text:style-name="P23"/>
      <text:p text:style-name="P13">El termini d'entrega és dijous 26/09/24 </text:p>
      <text:p text:style-name="P4"/>
      <text:p text:style-name="P25"/>
      <text:p text:style-name="P25"/>
      <text:p text:style-name="P5">Tasca <text:span text:style-name="T2">2</text:span>:</text:p>
      <text:p text:style-name="P14">Enviar un corrreu electrònic a <text:a xlink:type="simple" xlink:href="mailto:pposada@cifpnauticopesquera.es">pposada@cifpnauticopesquera.es</text:a>, indicant:</text:p>
      <text:p text:style-name="P14"/>
      <text:list xml:id="list3592112528306544158" text:style-name="L2">
        <text:list-item>
          <text:p text:style-name="P29">Componets principals del datalogger i explicant breument la seva funció</text:p>
        </text:list-item>
      </text:list>
      <text:p text:style-name="P24"/>
      <text:p text:style-name="P14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5">Enviar un corrreu electrònic a <text:a xlink:type="simple" xlink:href="mailto:pposada@cifpnauticopesquera.es">pposada@cifpnauticopesquera.es</text:a>, <text:span text:style-name="T3">amb</text:span>:</text:p>
      <text:p text:style-name="P15"/>
      <text:list xml:id="list5931817509898191533" text:style-name="L3">
        <text:list-item>
          <text:p text:style-name="P30">Esquema del circuit amb components del simulador de fred</text:p>
        </text:list-item>
      </text:list>
      <text:p text:style-name="P15"/>
      <text:p text:style-name="P15">El termini d'entrega és di<text:span text:style-name="T3">lluns</text:span> <text:span text:style-name="T3">30</text:span>/09/24</text:p>
      <text:p text:style-name="P15"/>
      <text:p text:style-name="P15"/>
      <text:p text:style-name="P7">Tasca <text:span text:style-name="T4">4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73752418102816" text:continue-numbering="true" text:style-name="L3">
        <text:list-item>
          <text:p text:style-name="P31">Resol l'exercici 1.3-1</text:p>
          <text:p text:style-name="P36">Cerca informació relativa a diversos tipos de termòmetres i explica els principis de funcionament.</text:p>
        </text:list-item>
      </text:list>
      <text:p text:style-name="P16"/>
      <text:p text:style-name="P16">El termini d'entrega és di<text:span text:style-name="T4">mecres</text:span> <text:span text:style-name="T3">09</text:span>/09/24</text:p>
      <text:p text:style-name="P16"/>
      <text:p text:style-name="P8"/>
      <text:p text:style-name="P26">Tasca <text:span text:style-name="T5">5</text:span>:</text:p>
      <text:p text:style-name="P17">Enviar un corrreu electrònic a <text:a xlink:type="simple" xlink:href="mailto:pposada@cifpnauticopesquera.es">pposada@cifpnauticopesquera.es</text:a>, <text:span text:style-name="T3">amb</text:span>:</text:p>
      <text:p text:style-name="P17"/>
      <text:list xml:id="list73752274241553" text:continue-numbering="true" text:style-name="L3">
        <text:list-item>
          <text:p text:style-name="P32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7"/>
      <text:p text:style-name="P17">El termini d'entrega és di<text:span text:style-name="T5">lluns 21</text:span>/<text:span text:style-name="T5">10</text:span>/24</text:p>
      <text:p text:style-name="P17"/>
      <text:p text:style-name="P9"/>
      <text:p text:style-name="P9">Tasca <text:span text:style-name="T6">6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73750902130944" text:continue-numbering="true" text:style-name="L3">
        <text:list-item>
          <text:p text:style-name="P33">Fes un document explicant el funcionament de les bombes d'aigua multicel·lulars </text:p>
        </text:list-item>
        <text:list-item>
          <text:p text:style-name="P33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34">Explica el funcionament de la refredadora i la bomba de l'esquema.</text:p>
        </text:list-item>
      </text:list>
      <text:p text:style-name="P20"/>
      <text:p text:style-name="P21">Es valorarà contingut i presentació neta (format pdf, nom, grup, esquemes fets amb regla o ordinador, lletra , ortografia …)</text:p>
      <text:p text:style-name="P21"/>
      <text:p text:style-name="P18"/>
      <text:p text:style-name="P18">El termini d'entrega és di<text:span text:style-name="T5">lluns 04</text:span>/<text:span text:style-name="T5">11</text:span>/24.</text:p>
      <text:p text:style-name="P18"/>
      <text:p text:style-name="P18"/>
      <text:p text:style-name="P10">Tasca <text:span text:style-name="T8">7</text:span>:</text:p>
      <text:p text:style-name="P10"/>
      <text:p text:style-name="P22">Resoldre l'exercici de càlcul de velocitat d'un fluid en canonades de distint diàmetre entregat a classe</text:p>
      <text:p text:style-name="P19"/>
      <text:p text:style-name="P19">El termini d'entrega és di<text:span text:style-name="T8">mecres 30</text:span>/<text:span text:style-name="T5">10</text:span>/24.</text:p>
      <text:p text:style-name="P19"/>
      <text:p text:style-name="P35"/>
      <text:p text:style-name="P35">Tasca <text:span text:style-name="T10">8</text:span>:</text:p>
      <text:p text:style-name="P35"/>
      <text:p text:style-name="P28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7"/>
      <text:p text:style-name="P28">El termini d'entrega és di<text:span text:style-name="T12">marts</text:span> <text:span text:style-name="T10">10</text:span>/<text:span text:style-name="T11">12</text:span>/24 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07:37:06.788282706</dc:date>
    <meta:editing-duration>PT14M32S</meta:editing-duration>
    <meta:editing-cycles>25</meta:editing-cycles>
    <meta:document-statistic meta:table-count="0" meta:image-count="0" meta:object-count="0" meta:page-count="2" meta:paragraph-count="38" meta:word-count="285" meta:character-count="1886" meta:non-whitespace-character-count="1644"/>
  </office:meta>
</office:document-meta>
</file>